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1.13.oxt&#13;Update file created : poemenia.update.xml&#13;&#13;30.04.2021 17:02: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oemenia-A-0.1.10.oxt&#13;Update file created : poemenia-A.update.xml&#13;&#13;28.04.2021 01:51: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oemenia-L-0.1.10.oxt&#13;Update file created : poemenia-L.update.xml&#13;&#13;28.04.2021 01:51: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5100193357136070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31819093096113410" text:style-name="L2">
        <text:list-item>
          <text:p text:style-name="P49">Version 2.1.2 :</text:p>
        </text:list-item>
      </text:list>
      <text:list xml:id="list4942959836911209460" text:style-name="L3">
        <text:list-item>
          <text:list>
            <text:list-item>
              <text:p text:style-name="P50">Localized help : resolved non-functional hyperlink due to API incompatibility introduced by Apache OpenOffice 4.1 (and LibreOffice 4.0).</text:p>
            </text:list-item>
          </text:list>
        </text:list-item>
      </text:list>
      <text:list xml:id="list37257562" text:continue-list="list1631819093096113410" text:style-name="L2">
        <text:list-item>
          <text:p text:style-name="P49">Version 2.1.1 :</text:p>
        </text:list-item>
      </text:list>
      <text:list xml:id="list677498573004972955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7244836" text:continue-list="list37257562" text:style-name="L2">
        <text:list-item>
          <text:p text:style-name="P49">Version 2.1.0 :</text:p>
        </text:list-item>
      </text:list>
      <text:list xml:id="list4262058567594746218"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7238051" text:continue-list="list37244836" text:style-name="L2">
        <text:list-item>
          <text:p text:style-name="P49">Version 2.0.0 :</text:p>
        </text:list-item>
      </text:list>
      <text:list xml:id="list8743218355686923943"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7261504" text:continue-list="list37238051" text:style-name="L2">
        <text:list-item>
          <text:p text:style-name="P49">Version 1.5.3 :</text:p>
        </text:list-item>
      </text:list>
      <text:list xml:id="list5568820628647741375"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19527312314623054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538477960681360477"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72225980825005039"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8457730169880323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103176293024090040"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32682608521328885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954713372197688434"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646335265431664577"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2221202939010676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954775199685924630" text:style-name="L17">
        <text:list-item>
          <text:p text:style-name="P64">Arg1 : <text:span text:style-name="InstructionMacro">String</text:span> : mandatory, type of control used for the button</text:p>
        </text:list-item>
      </text:list>
      <text:list xml:id="list2102691764597959340"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7260771708005300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410188054234080533"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748603335625528521"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422392739959161730"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78768174745069895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86201484667461634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29162404267893181"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62266195012860373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729538292126285435"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525283457768301089"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96217000021785308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979560102302155165"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3146961785161447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932515220350648888"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10646771570968416"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080159077000105341"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839681705202048689"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06023601257064162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170046708115918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24215059943266584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26597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2437931892584241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2722854842419297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7557492272749062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8</dc:date>
     <text:p>internal</text:p>
     <text:p>Page2</text:p>
     <text:p/>
    </office:annotation>Paragraph styles</text:p>
      <text:p text:style-name="P28"><office:annotation>
     <dc:creator>BM</dc:creator>
     <dc:date>2008-03-13T00:00:00.88</dc:date>
     <text:p>internal</text:p>
     <text:p>Page7</text:p>
     <text:p/>
    </office:annotation>Hyperlinks</text:p>
      <text:p text:style-name="hlp_5f_paragraph"><text:span text:style-name="T14"><office:annotation>
      <dc:creator>BM</dc:creator>
      <dc:date>2008-03-13T00:00:00.88</dc:date>
      <text:p>internal</text:p>
      <text:p>Page3</text:p>
      <text:p/>
     </office:annotation></text:span><text:span text:style-name="T14">Text formatting</text:span></text:p>
      <text:p text:style-name="P28"><office:annotation>
     <dc:creator>BM</dc:creator>
     <dc:date>2008-03-26T00:00:00.8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9</dc:date>
     <text:p>external</text:p>
     <text:p>text/swriter/main0210.xhp</text:p>
     <text:p/>
    </office:annotation><text:span text:style-name="T14">Preview topic</text:span> </text:p>
      <text:p text:style-name="hlp_5f_paragraph">This hyperlink displays <text:s/><office:annotation>
     <dc:creator>BM</dc:creator>
     <dc:date>2008-03-15T00:00:00.8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251187" text:continue-list="list706023601257064162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237528" text:continue-list="list3726597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0</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90</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90</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7263182" text:continue-list="list3725118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1.13")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addSeparator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